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First_20_paragraph">Implement the basics (bullet lists and numbered lists) and a clean reference doc as a proof of concept.</text:p>
        </text:list-item>
        <text:list-item>
          <text:p text:style-name="Text_20_body">Implement by iteration all Pandoc objects.</text:p>
        </text:list-item>
        <text:list-item>
          <text:p text:style-name="Text_20_body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<text:span text:style-name="Highlighted">TODO</text:span>: tight (compact) lists are the same as normal lists :</text:p>
      <text:list text:style-name="List_20_2">
        <text:list-item>
          <text:p text:style-name="Text_20_body">This is a</text:p>
        </text:list-item>
        <text:list-item>
          <text:p text:style-name="Text_20_body">(Standard) widely spaced</text:p>
        </text:list-item>
        <text:list-item>
          <text:p text:style-name="Text_20_body">list</text:p>
        </text:list-item>
      </text:list>
      <text:p text:style-name="Text_20_body">This is a loose bullet list<text:note text:id="ftn0" text:note-class="footnote"><text:note-citation>1</text:note-citation><text:note-body><text:p text:style-name="Footnote">Footnotes are cool :-)</text:p></text:note-body></text:note>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">Level one</text:p>
          <text:list text:style-name="Numbering_20_123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Numbering_20_123">
                <text:list-item>
                  <text:p text:style-name="Text_20_body">Level three</text:p>
                  <text:list text:style-name="Numbering_20_123">
                    <text:list-item>
                      <text:p text:style-name="Text_20_body">Level Four</text:p>
                    </text:list-item>
                    <text:list-item>
                      <text:p text:style-name="Text_20_body">Level Four again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Must</text:p>
        </text:list-item>
        <text:list-item>
          <text:p text:style-name="Text_20_body">Go</text:p>
        </text:list-item>
        <text:list-item>
          <text:p text:style-name="Text_20_body">To</text:p>
        </text:list-item>
        <text:list-item>
          <text:p text:style-name="Text_20_body">Ten</text:p>
        </text:list-item>
        <text:list-item>
          <text:p text:style-name="Text_20_body">Lines</text:p>
        </text:list-item>
        <text:list-item>
          <text:p text:style-name="Text_20_body">To show</text:p>
        </text:list-item>
        <text:list-item>
          <text:p text:style-name="Text_20_body">alignment</text:p>
        </text:list-item>
        <text:list-item>
          <text:p text:style-name="Text_20_body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egger (as reported by D<text:span text:style-name="Superscript">r</text:span> Gregory House) :</text:p>
      <text:p text:style-name="Quotations">
You can’t always get what you
want.
</text:p>
      <text:p text:style-name="First_20_paragraph">And another from D<text:span text:style-name="Superscript">r</text:span>. Gregory House (MD) :</text:p>
      <text:p text:style-name="Quotations">
Reality is almost always
wrong
</text:p>
      <text:p text:style-name="Quotations">
<text:span text:style-name="Emphasis">House
S1E3</text:span>
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
This is a tight bullet
list:
</text:p>
      <text:list text:style-name="List_20_2">
        <text:list-item>
          <text:p text:style-name="Quotations_20_tight">
Level one
</text:p>
          <text:list text:style-name="List_20_2">
            <text:list-item>
              <text:p text:style-name="Quotations_20_tight">
Level two
</text:p>
            </text:list-item>
            <text:list-item>
              <text:p text:style-name="Quotations_20_tight">
Level two again
</text:p>
              <text:list text:style-name="List_20_2">
                <text:list-item>
                  <text:p text:style-name="Quotations_20_tight">
Level three
</text:p>
                  <text:list text:style-name="List_20_2">
                    <text:list-item>
                      <text:p text:style-name="Quotations_20_tight">
Level Four
</text:p>
                    </text:list-item>
                    <text:list-item>
                      <text:p text:style-name="Quotations_20_tight">
Level Four again
</text:p>
                    </text:list-item>
                  </text:list>
                </text:list-item>
                <text:list-item>
                  <text:p text:style-name="Quotations_20_tight">
Level three again
</text:p>
                </text:list-item>
              </text:list>
            </text:list-item>
            <text:list-item>
              <text:p text:style-name="Quotations_20_tight">
Back to level two
</text:p>
            </text:list-item>
          </text:list>
        </text:list-item>
        <text:list-item>
          <text:p text:style-name="Quotations_20_tight">
Back to
<text:span text:style-name="Strong_20_Emphasis">level
one</text:span>
</text:p>
        </text:list-item>
        <text:list-item>
          <text:p text:style-name="Quotations_20_tight">
Ends with Level one
</text:p>
        </text:list-item>
      </text:list>
      <text:p text:style-name="Quotations">
This is a loose ordered
list:
</text:p>
      <text:list text:style-name="Numbering_20_123">
        <text:list-item>
          <text:p text:style-name="Quotations">
Level one
</text:p>
          <text:list text:style-name="Numbering_20_123">
            <text:list-item>
              <text:p text:style-name="Quotations">
Level two
</text:p>
            </text:list-item>
            <text:list-item>
              <text:p text:style-name="Quotations">
Level two again
</text:p>
              <text:list text:style-name="Numbering_20_123">
                <text:list-item>
                  <text:p text:style-name="Quotations">
Level three
</text:p>
                  <text:list text:style-name="Numbering_20_123">
                    <text:list-item>
                      <text:p text:style-name="Quotations">
Level Four
</text:p>
                    </text:list-item>
                    <text:list-item>
                      <text:p text:style-name="Quotations">
Level Four again
</text:p>
                    </text:list-item>
                  </text:list>
                </text:list-item>
                <text:list-item>
                  <text:p text:style-name="Quotations">
Level three again
</text:p>
                </text:list-item>
              </text:list>
            </text:list-item>
            <text:list-item>
              <text:p text:style-name="Quotations">
Back to level two
</text:p>
            </text:list-item>
          </text:list>
        </text:list-item>
        <text:list-item>
          <text:p text:style-name="Quotations">
Back to level one
</text:p>
        </text:list-item>
        <text:list-item>
          <text:p text:style-name="Quotations">
Ends with Level one
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language="fr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FR" fo:font-size="12pt" fo:hyphenate="false" fo:hyphenation-push-char-count="2" fo:hyphenation-remain-char-count="2" fo:language="fr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Noto Sans Devanagari'" style:font-family-generic-complex="swiss" style:font-name-complex="Noto Sans Devanagari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2</meta:generator>
    <dc:title/>
    <dc:description/>
    <dc:subject/>
    <meta:keyword/>
    <meta:initial-creator/>
    <dc:creator/>
    <meta:creation-date>2024-03-07T20:30:26Z</meta:creation-date>
    <dc:date>2024-03-07T20:30:26Z</dc:date>
  </office:meta>
</office:document-meta>
</file>